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officeooo:rsid="0007495c" officeooo:paragraph-rsid="0007495c" style:language-asian="zxx" style:country-asian="none" style:language-complex="zxx" style:country-complex="none"/>
    </style:style>
    <style:style style:name="P2" style:family="paragraph" style:parent-style-name="Standard">
      <style:text-properties fo:language="zxx" fo:country="none" fo:font-weight="bold" officeooo:rsid="00080bb6" officeooo:paragraph-rsid="00080bb6" style:language-asian="zxx" style:country-asian="none" style:font-weight-asian="bold" style:language-complex="zxx" style:country-complex="none" style:font-weight-complex="bold"/>
    </style:style>
    <style:style style:name="P3" style:family="paragraph" style:parent-style-name="Standard">
      <style:text-properties fo:language="zxx" fo:country="none" fo:font-weight="normal" officeooo:rsid="00080bb6" officeooo:paragraph-rsid="00080bb6" style:language-asian="zxx" style:country-asian="none" style:font-weight-asian="normal" style:language-complex="zxx" style:country-complex="none" style:font-weight-complex="normal"/>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Heading_20_3">
      <style:text-properties officeooo:rsid="000a5906" officeooo:paragraph-rsid="000a5906"/>
    </style:style>
    <style:style style:name="P7" style:family="paragraph" style:parent-style-name="Heading_20_3">
      <style:paragraph-properties fo:break-before="page"/>
      <style:text-properties officeooo:rsid="000a5906" officeooo:paragraph-rsid="000a5906"/>
    </style:style>
    <style:style style:name="P8" style:family="paragraph" style:parent-style-name="Heading_20_3" style:list-style-name=""/>
    <style:style style:name="P9" style:family="paragraph" style:parent-style-name="Heading_20_3">
      <style:paragraph-properties fo:break-before="page"/>
    </style:style>
    <style:style style:name="P10" style:family="paragraph" style:parent-style-name="Heading_20_4">
      <style:text-properties officeooo:rsid="00091fee" officeooo:paragraph-rsid="00091fee"/>
    </style:style>
    <style:style style:name="P11" style:family="paragraph" style:parent-style-name="Heading_20_4">
      <style:text-properties officeooo:rsid="000a5906" officeooo:paragraph-rsid="000a5906"/>
    </style:style>
    <style:style style:name="P12" style:family="paragraph" style:parent-style-name="Standard">
      <style:text-properties fo:language="zxx" fo:country="none" style:text-underline-style="none" fo:font-weight="normal" officeooo:rsid="000857e3" officeooo:paragraph-rsid="000857e3"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style:text-underline-style="none" fo:font-weight="normal" officeooo:rsid="000857e3" officeooo:paragraph-rsid="000a5906"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style:text-underline-style="none" fo:font-weight="bold" officeooo:rsid="000857e3" officeooo:paragraph-rsid="000a5906" style:language-asian="zxx" style:country-asian="none" style:font-weight-asian="bold" style:language-complex="zxx" style:country-complex="none" style:font-weight-complex="bold"/>
    </style:style>
    <style:style style:name="P15" style:family="paragraph" style:parent-style-name="Standard">
      <style:text-properties fo:language="zxx" fo:country="none" fo:font-weight="normal" officeooo:rsid="00080bb6" officeooo:paragraph-rsid="00080bb6" style:language-asian="zxx" style:country-asian="none" style:font-weight-asian="normal" style:language-complex="zxx" style:country-complex="none" style:font-weight-complex="normal"/>
    </style:style>
    <style:style style:name="P16" style:family="paragraph" style:parent-style-name="Standard">
      <style:text-properties fo:language="zxx" fo:country="none" fo:font-weight="bold" officeooo:rsid="00080bb6" officeooo:paragraph-rsid="000a5906" style:language-asian="zxx" style:country-asian="none" style:font-weight-asian="bold" style:language-complex="zxx" style:country-complex="none" style:font-weight-complex="bold"/>
    </style:style>
    <style:style style:name="P17" style:family="paragraph" style:parent-style-name="Text_20_body">
      <style:text-properties officeooo:rsid="00091fee" officeooo:paragraph-rsid="00091fee"/>
    </style:style>
    <style:style style:name="P18" style:family="paragraph" style:parent-style-name="Text_20_body" style:list-style-name="L1">
      <style:text-properties officeooo:rsid="00091fee" officeooo:paragraph-rsid="00091fee"/>
    </style:style>
    <style:style style:name="P19" style:family="paragraph" style:parent-style-name="Text_20_body" style:list-style-name="L3">
      <style:text-properties officeooo:rsid="00091fee" officeooo:paragraph-rsid="00091fee"/>
    </style:style>
    <style:style style:name="P20" style:family="paragraph" style:parent-style-name="Text_20_body" style:list-style-name="L4">
      <style:text-properties officeooo:rsid="00091fee" officeooo:paragraph-rsid="00091fee"/>
    </style:style>
    <style:style style:name="P21" style:family="paragraph" style:parent-style-name="Text_20_body" style:list-style-name="L2">
      <style:text-properties officeooo:paragraph-rsid="00091fee"/>
    </style:style>
    <style:style style:name="P22" style:family="paragraph">
      <style:paragraph-properties fo:text-align="center"/>
    </style:style>
    <style:style style:name="P23" style:family="paragraph">
      <loext:graphic-properties draw:fill="none" draw:fill-color="#ffffff"/>
      <style:paragraph-properties style:writing-mode="lr-tb"/>
      <style:text-properties fo:font-size="12pt"/>
    </style:style>
    <style:style style:name="T1"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a5906" style:font-weight-asian="normal" style:font-weight-complex="normal"/>
    </style:style>
    <style:style style:name="T5" style:family="text">
      <style:text-properties fo:font-weight="normal" fo:background-color="#ffff00" loext:char-shading-value="0" style:font-weight-asian="normal" style:font-weight-complex="normal"/>
    </style:style>
    <style:style style:name="T6" style:family="text">
      <style:text-properties officeooo:rsid="000857e3"/>
    </style:style>
    <style:style style:name="T7" style:family="text">
      <style:text-properties officeooo:rsid="00091fee"/>
    </style:style>
    <style:style style:name="T8" style:family="text">
      <style:text-properties officeooo:rsid="000a5906"/>
    </style:style>
    <style:style style:name="T9" style:family="text">
      <style:text-properties fo:font-size="12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4"><text:a xlink:type="simple" xlink:href="#__RefHeading___Toc267_2839545097" text:style-name="Index_20_Link" text:visited-style-name="Index_20_Link">Inicio<text:tab/>2</text:a></text:p>
          <text:p text:style-name="P4"><text:a xlink:type="simple" xlink:href="#__RefHeading___Toc269_2839545097" text:style-name="Index_20_Link" text:visited-style-name="Index_20_Link">Funciones<text:tab/>2</text:a></text:p>
          <text:p text:style-name="P4"><text:a xlink:type="simple" xlink:href="#__RefHeading___Toc271_2839545097" text:style-name="Index_20_Link" text:visited-style-name="Index_20_Link">Variables<text:tab/>2</text:a></text:p>
          <text:p text:style-name="P5"><text:a xlink:type="simple" xlink:href="#__RefHeading___Toc273_2839545097" text:style-name="Index_20_Link" text:visited-style-name="Index_20_Link">Constante<text:tab/>2</text:a></text:p>
          <text:p text:style-name="P5"><text:a xlink:type="simple" xlink:href="#__RefHeading___Toc275_2839545097" text:style-name="Index_20_Link" text:visited-style-name="Index_20_Link">No constante<text:tab/>2</text:a></text:p>
          <text:p text:style-name="P4"><text:a xlink:type="simple" xlink:href="#__RefHeading___Toc277_2839545097" text:style-name="Index_20_Link" text:visited-style-name="Index_20_Link">Interfaz Gráfica<text:tab/>4</text:a></text:p>
          <text:p text:style-name="P4"><text:a xlink:type="simple" xlink:href="#__RefHeading___Toc279_2839545097" text:style-name="Index_20_Link" text:visited-style-name="Index_20_Link">Null<text:tab/>4</text:a></text:p>
          <text:p text:style-name="P5"><text:a xlink:type="simple" xlink:href="#__RefHeading___Toc281_2839545097" text:style-name="Index_20_Link" text:visited-style-name="Index_20_Link">Creacion<text:tab/>4</text:a></text:p>
          <text:p text:style-name="P5"><text:a xlink:type="simple" xlink:href="#__RefHeading___Toc283_2839545097" text:style-name="Index_20_Link" text:visited-style-name="Index_20_Link">Funcion no es nulo<text:tab/>4</text:a></text:p>
          <text:p text:style-name="P5"><text:a xlink:type="simple" xlink:href="#__RefHeading___Toc285_2839545097" text:style-name="Index_20_Link" text:visited-style-name="Index_20_Link">Funcion nulo<text:tab/>4</text:a></text:p>
          <text:p text:style-name="P5"><text:a xlink:type="simple" xlink:href="#__RefHeading___Toc287_2839545097" text:style-name="Index_20_Link" text:visited-style-name="Index_20_Link">NO ES NULO (no usar)<text:tab/>4</text:a></text:p>
        </text:index-body>
      </text:table-of-content>
      <text:p text:style-name="Standard"/>
      <text:h text:style-name="P7" text:outline-level="3"><text:bookmark-start text:name="__RefHeading___Toc267_2839545097"/>Inicio<text:bookmark-end text:name="__RefHeading___Toc267_2839545097"/></text:h>
      <text:p text:style-name="P1"><text:tab/>Kotlin se basa en acivitys principalmente, se podría decir que son como las clases de java. En vez de métodos se llaman funciones: fun funcionPrueba(...){...}, a diferencia de java, las funciones no tienen por que estar dentro de clases(activitys). Y como en pyhton no usamos ; al final de cada sentencia. Cuando busquemos información sobre Kotlin/andriodStudio es recinebdable buscar en android developer.</text:p>
      <text:p text:style-name="P1"><text:tab/>Tambien tiene clases y pueden extender:</text:p>
      <text:p text:style-name="P1">class MainActivity : ..la extensión..</text:p>
      <text:p text:style-name="P1"><text:tab/>empezariamos a codificar aquí</text:p>
      <text:p text:style-name="P1"/>
      <text:p text:style-name="P1"/>
      <text:h text:style-name="Heading_20_3" text:outline-level="3"><draw:frame text:anchor-type="paragraph" draw:z-index="0" draw:name="Marco de texto 1" draw:style-name="gr2" draw:text-style-name="P23" svg:width="6.55cm" svg:height="1.015cm" svg:x="4.951cm" svg:y="1.847cm"><draw:text-box><text:p><text:span text:style-name="T9">Función que recibe 2 parámetros y que no devuelve nada(Unit))</text:span></text:p></draw:text-box></draw:frame><text:bookmark-start text:name="__RefHeading___Toc269_2839545097"/><text:span text:style-name="T8">F</text:span>unciones<text:bookmark-end text:name="__RefHeading___Toc269_2839545097"/></text:h>
      <text:p text:style-name="P16"><text:span text:style-name="T3">Puedes hacer que una función reciba como parámetro otra función. Cuando le ponemos una función como parámetro siempre se pone este al final. Podemos ponerle valores por defecto a una variable, como en python, tambien podemos darle las variables desordenadas a la hora de llamar a la función (esto no funciona si una de las variables es una función):</text:span></text:p>
      <text:p text:style-name="P3"/>
      <text:p text:style-name="P3"><draw:path text:anchor-type="paragraph" draw:z-index="1" draw:name="Curva de Bézier 1" draw:style-name="gr1" draw:text-style-name="P22" svg:width="5.4cm" svg:height="0.265cm" svg:x="4.62cm" svg:y="0.425cm" svg:viewBox="0 0 5401 266" svg:d="M0 69c212 0 422 0 636 0 204 0 412-24 616 0 214 24 399-48 616-45 206 4 409-19 616-22 203-4 410 0 617 0 212 0 425-3 637 0 206 2 411 3 616 22 202 20 409-1 617 0h205l205 66 20 176"><text:p/></draw:path><draw:polyline text:anchor-type="paragraph" draw:z-index="2" draw:name="Línea poligonal con 3 vértices 1" draw:style-name="gr1" draw:text-style-name="P22" svg:width="0.531cm" svg:height="0.044cm" draw:transform="skewX (0.489564855184409) rotate (-2.38691228502745) translate (4.62362236814472cm 0.439820136702767cm)" svg:viewBox="0 0 532 45" draw:points="0,13 340,0 532,45"><text:p/></draw:polyline></text:p>
      <text:p text:style-name="P3">fun calcular(a: Int, b: Int, operación: (x: Int, y: Int) → Unit){ </text:p>
      <text:p text:style-name="P2"><text:span text:style-name="T3"><text:tab/>operacion(</text:span><text:span text:style-name="T5">a,b</text:span><text:span text:style-name="T3">)</text:span></text:p>
      <text:p text:style-name="P3">}</text:p>
      <text:p text:style-name="P3"/>
      <text:p text:style-name="P3">fun…{</text:p>
      <text:p text:style-name="P2"><text:span text:style-name="T3"><text:tab/>calcular( </text:span><text:span text:style-name="T2">3, 4</text:span><text:span text:style-name="T3">,</text:span></text:p>
      <text:p text:style-name="P2"><text:span text:style-name="T3"><text:tab/><text:tab/>fun(</text:span><text:span text:style-name="T1">x,y</text:span><text:span text:style-name="T3">){</text:span></text:p>
      <text:p text:style-name="P3"><text:tab/><text:tab/><text:tab/>val resta = x – y</text:p>
      <text:p text:style-name="P3"><text:tab/><text:tab/><text:tab/>Log.d(“calcular”, resta.toString())</text:p>
      <text:p text:style-name="P3"><text:tab/><text:tab/>}</text:p>
      <text:p text:style-name="P3"><text:tab/>)</text:p>
      <text:p text:style-name="P3">}</text:p>
      <text:p text:style-name="P3"/>
      <text:p text:style-name="P3"><text:tab/>Si a la hora de crear una función tiene otra funciíon pero que no recibe parámetros se puede simplificar. (Ejemplo anterior como si operacion no recibiese nada):</text:p>
      <text:p text:style-name="P3"/>
      <text:p text:style-name="P3">calcular(3,4) {</text:p>
      <text:p text:style-name="P3"><text:tab/>Log.d...<text:span text:style-name="T6"> //solo sale en el logcat del ide para saber donde estamos, etc</text:span></text:p>
      <text:p text:style-name="P3">}</text:p>
      <text:p text:style-name="P3">Cuando abrimos la llave sería el 3 parámetro (la función)</text:p>
      <text:p text:style-name="P3"/>
      <text:p text:style-name="P3"/>
      <text:h text:style-name="P6" text:outline-level="3"><text:bookmark-start text:name="__RefHeading___Toc271_2839545097"/>Variables<text:bookmark-end text:name="__RefHeading___Toc271_2839545097"/></text:h>
      <text:p text:style-name="P13">Todas los tipos de variable se escriben con la primera en mayúscila</text:p>
      <text:h text:style-name="P11" text:outline-level="4"><text:bookmark-start text:name="__RefHeading___Toc273_2839545097"/>Constante<text:bookmark-end text:name="__RefHeading___Toc273_2839545097"/></text:h>
      <text:p text:style-name="P13">val NOMBRE_CONSTANTE : TipoDeConstante = ...</text:p>
      <text:h text:style-name="P11" text:outline-level="4"><text:bookmark-start text:name="__RefHeading___Toc275_2839545097"/>No constante<text:bookmark-end text:name="__RefHeading___Toc275_2839545097"/></text:h>
      <text:p text:style-name="P13">var nombre_variable : TipoVariable = ...</text:p>
      <text:h text:style-name="P8" text:outline-level="3"><text:soft-page-break/></text:h>
      <text:h text:style-name="P9" text:outline-level="3"><text:bookmark-start text:name="__RefHeading___Toc277_2839545097"/><text:span text:style-name="T8">I</text:span>nterfaz Gráfica<text:bookmark-end text:name="__RefHeading___Toc277_2839545097"/></text:h>
      <text:p text:style-name="P14"><text:span text:style-name="T4">A</text:span><text:span text:style-name="T3"> parte de poder hacerla con xml, podemos hacerla con jetpack compose. En el onCreate añadiremos la interfaz grafica gracias al setContent. Para usar el jetpack compose tendremos que crear una función que sobreescriba de Composable:</text:span></text:p>
      <text:p text:style-name="P12">@Composable</text:p>
      <text:p text:style-name="P12">fun interfaz(){</text:p>
      <text:p text:style-name="P12"><text:tab/>Column(modifier = ...){</text:p>
      <text:p text:style-name="P12"><text:tab/><text:tab/>Row(){</text:p>
      <text:p text:style-name="P12"><text:tab/><text:tab/><text:tab/>Box(){ //de esta manera podriamos juntar las dos imagenes en un mismo <text:tab/><text:tab/><text:tab/><text:tab/><text:tab/>contenedor haciendo que una se ponga por encima de otra por ejemplo</text:p>
      <text:p text:style-name="P12"><text:tab/><text:tab/><text:tab/><text:tab/>Image(</text:p>
      <text:p text:style-name="P12"><text:tab/><text:tab/><text:tab/><text:tab/>)</text:p>
      <text:p text:style-name="P12"><text:tab/><text:tab/><text:tab/><text:tab/>Image(</text:p>
      <text:p text:style-name="P12"><text:tab/><text:tab/><text:tab/><text:tab/>)</text:p>
      <text:p text:style-name="P12"><text:tab/><text:tab/><text:tab/>}</text:p>
      <text:p text:style-name="P12"><text:tab/><text:tab/>}}}</text:p>
      <text:p text:style-name="P12"/>
      <text:p text:style-name="P12">En el onCreate se</text:p>
      <text:p text:style-name="P12"/>
      <text:h text:style-name="Heading_20_3" text:outline-level="3"><text:bookmark-start text:name="__RefHeading___Toc279_2839545097"/>Null<text:bookmark-end text:name="__RefHeading___Toc279_2839545097"/></text:h>
      <text:h text:style-name="P10" text:outline-level="4"><text:bookmark-start text:name="__RefHeading___Toc281_2839545097"/>Creacion<text:bookmark-end text:name="__RefHeading___Toc281_2839545097"/></text:h>
      <text:p text:style-name="P17">Para crear una variable que pueda ser nula tendremos que poner una interrogacion despues del tipo de la varible: </text:p>
      <text:list text:style-name="L2">
        <text:list-item>
          <text:p text:style-name="P21"><text:span text:style-name="T7">val nullString: String? <text:s/>= null</text:span></text:p>
        </text:list-item>
      </text:list>
      <text:h text:style-name="P10" text:outline-level="4"><text:bookmark-start text:name="__RefHeading___Toc283_2839545097"/>Funcion no es nulo<text:bookmark-end text:name="__RefHeading___Toc283_2839545097"/></text:h>
      <text:p text:style-name="P17">Hay una funcion que nos permite saber si la variable no es nula (para no hacer un if):</text:p>
      <text:list text:style-name="L1">
        <text:list-item>
          <text:p text:style-name="P18">nullString?.let {...}</text:p>
        </text:list-item>
      </text:list>
      <text:h text:style-name="P10" text:outline-level="4"><text:bookmark-start text:name="__RefHeading___Toc285_2839545097"/>Funcion nulo<text:bookmark-end text:name="__RefHeading___Toc285_2839545097"/></text:h>
      <text:p text:style-name="P17">Esta funcion siempre hay que ponerla despues de la funcion no nula:</text:p>
      <text:list text:style-name="L3">
        <text:list-item>
          <text:p text:style-name="P19">?: run{...}</text:p>
        </text:list-item>
      </text:list>
      <text:h text:style-name="P10" text:outline-level="4"><text:bookmark-start text:name="__RefHeading___Toc287_2839545097"/>NO ES NULO (no usar)<text:bookmark-end text:name="__RefHeading___Toc287_2839545097"/></text:h>
      <text:p text:style-name="P17">Esto no se deberia usar por que si hay una variable que pueda ser nula el programa va a romper:</text:p>
      <text:list text:style-name="L4">
        <text:list-item>
          <text:p text:style-name="P20">nullString!! -&gt; esto le indica al compilador que no es nul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08:27.915000000</meta:creation-date>
    <dc:date>2023-10-14T11:34:29.563000000</dc:date>
    <meta:editing-duration>PT1H32M32S</meta:editing-duration>
    <meta:editing-cycles>5</meta:editing-cycles>
    <meta:generator>LibreOffice/7.4.2.3$Windows_X86_64 LibreOffice_project/382eef1f22670f7f4118c8c2dd222ec7ad009daf</meta:generator>
    <meta:document-statistic meta:table-count="0" meta:image-count="0" meta:object-count="0" meta:page-count="4" meta:paragraph-count="68" meta:word-count="466" meta:character-count="2751" meta:non-whitespace-character-count="2303"/>
  </office:meta>
</office:document-meta>
</file>